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EC00000133DA942E3E.png" manifest:media-type="image/png"/>
  <manifest:file-entry manifest:full-path="Pictures/100000000000030900000272A56B898D.png" manifest:media-type="image/png"/>
  <manifest:file-entry manifest:full-path="Pictures/100000000000016F000001CD044C9B7B.jpg" manifest:media-type="image/jpeg"/>
  <manifest:file-entry manifest:full-path="content.xml" manifest:media-type="text/xml"/>
  <manifest:file-entry manifest:full-path="settings.xml" manifest:media-type="text/xml"/>
  <manifest:file-entry manifest:full-path="Settings/ColorTable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Mono" svg:font-family="FreeMono" style:font-pitch="variable"/>
    <style:font-face style:name="FreeMono1" svg:font-family="FreeMono" style:font-family-generic="modern" style:font-pitch="fixed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Impact" svg:font-family="Impac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adornments="Normal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redes-title">
      <style:graphic-properties draw:stroke="solid" svg:stroke-color="#ad4251" draw:fill="solid" draw:fill-color="#ad4251" draw:opacity="10%" draw:textarea-horizontal-align="justify" draw:textarea-vertical-align="middle" draw:auto-grow-height="true" draw:auto-grow-width="false" fo:min-height="5.74cm" fo:min-width="0cm" fo:padding-top="0.13cm" fo:padding-bottom="0.13cm" fo:padding-left="0.25cm" fo:padding-right="0.25cm" draw:shadow="hidden" draw:shadow-color="#808080" draw:shadow-opacity="10%" loext:decorative="false"/>
      <style:paragraph-properties style:writing-mode="lr-tb"/>
    </style:style>
    <style:style style:name="pr2" style:family="presentation" style:parent-style-name="redes-notes">
      <style:graphic-properties draw:fill-color="#ffffff" draw:auto-grow-height="true" fo:min-height="13.365cm" loext:decorative="false"/>
      <style:paragraph-properties style:writing-mode="lr-tb"/>
    </style:style>
    <style:style style:name="pr3" style:family="presentation" style:parent-style-name="slide-title">
      <style:graphic-properties draw:auto-grow-height="true" fo:min-height="3cm" loext:decorative="false"/>
      <style:paragraph-properties style:writing-mode="lr-tb"/>
    </style:style>
    <style:style style:name="pr4" style:family="presentation" style:parent-style-name="slide-outline1">
      <style:graphic-properties draw:auto-grow-height="true" fo:min-height="15.242cm" loext:decorative="false"/>
      <style:paragraph-properties style:writing-mode="lr-tb"/>
    </style:style>
    <style:style style:name="pr5" style:family="presentation" style:parent-style-name="slide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slide-outline1">
      <style:graphic-properties draw:auto-grow-height="true" fo:min-height="15.988cm" loext:decorative="false"/>
      <style:paragraph-properties style:writing-mode="lr-tb"/>
    </style:style>
    <style:style style:name="pr7" style:family="presentation" style:parent-style-name="slide-outline1">
      <style:graphic-properties draw:auto-grow-height="true" fo:min-height="16.567cm" loext:decorative="false"/>
      <style:paragraph-properties style:writing-mode="lr-tb"/>
    </style:style>
    <style:style style:name="pr8" style:family="presentation" style:parent-style-name="slide-outline1">
      <style:graphic-properties draw:auto-grow-height="true" fo:min-height="1.387cm" loext:decorative="false"/>
      <style:paragraph-properties style:writing-mode="lr-tb"/>
    </style:style>
    <style:style style:name="pr9" style:family="presentation" style:parent-style-name="slide-title">
      <style:graphic-properties draw:stroke="solid" svg:stroke-color="#ad4251" draw:fill="solid" draw:fill-color="#eed9dc" draw:opacity="100%" draw:textarea-horizontal-align="justify" draw:textarea-vertical-align="middle" draw:auto-grow-height="true" draw:auto-grow-width="false" fo:min-height="1.54cm" fo:min-width="0cm" fo:padding-top="0.13cm" fo:padding-bottom="0.13cm" fo:padding-left="0.25cm" fo:padding-right="0.25cm" draw:shadow="hidden" draw:shadow-color="#808080" draw:shadow-opacity="100%" loext:decorative="false"/>
      <style:paragraph-properties style:writing-mode="lr-tb"/>
    </style:style>
    <style:style style:name="pr10" style:family="presentation" style:parent-style-name="slide-title">
      <style:graphic-properties draw:stroke="solid" svg:stroke-color="#ad4251" draw:fill="solid" draw:fill-color="#eed9dc" draw:opacity="100%" draw:textarea-horizontal-align="justify" draw:textarea-vertical-align="top" draw:auto-grow-height="true" draw:auto-grow-width="false" fo:min-height="6.472cm" fo:min-width="0cm" fo:padding-top="0.13cm" fo:padding-bottom="0.13cm" fo:padding-left="0.25cm" fo:padding-right="0.25cm" draw:shadow="hidden" draw:shadow-color="#808080" draw:shadow-opacity="100%" loext:decorative="false"/>
      <style:paragraph-properties style:writing-mode="lr-tb"/>
    </style:style>
    <style:style style:name="pr11" style:family="presentation" style:parent-style-name="slide_5f_-title">
      <style:graphic-properties draw:auto-grow-height="true" fo:min-height="3cm" loext:decorative="false"/>
      <style:paragraph-properties style:writing-mode="lr-tb"/>
    </style:style>
    <style:style style:name="pr12" style:family="presentation" style:parent-style-name="slide_5f_-outline1">
      <style:graphic-properties draw:auto-grow-height="true" fo:min-height="1.387cm" loext:decorative="false"/>
      <style:paragraph-properties style:writing-mode="lr-tb"/>
    </style:style>
    <style:style style:name="pr13" style:family="presentation" style:parent-style-name="slide_5f_-title">
      <style:graphic-properties draw:stroke="solid" svg:stroke-color="#ad4251" draw:fill="solid" draw:fill-color="#eed9dc" draw:opacity="100%" draw:textarea-horizontal-align="justify" draw:textarea-vertical-align="middle" draw:auto-grow-height="true" draw:auto-grow-width="false" fo:min-height="1.54cm" fo:min-width="0cm" fo:padding-top="0.13cm" fo:padding-bottom="0.13cm" fo:padding-left="0.25cm" fo:padding-right="0.25cm" draw:shadow="hidden" draw:shadow-color="#808080" draw:shadow-opacity="100%" loext:decorative="false"/>
      <style:paragraph-properties style:writing-mode="lr-tb"/>
    </style:style>
    <style:style style:name="pr14" style:family="presentation" style:parent-style-name="slide_5f_-notes">
      <style:graphic-properties draw:fill-color="#ffffff" draw:auto-grow-height="true" fo:min-height="13.364cm" loext:decorative="false"/>
      <style:paragraph-properties style:writing-mode="lr-tb"/>
    </style:style>
    <style:style style:name="pr15" style:family="presentation" style:parent-style-name="slide_5f_-title">
      <style:graphic-properties draw:stroke="solid" svg:stroke-color="#ad4251" draw:fill="solid" draw:fill-color="#eed9dc" draw:opacity="100%" draw:textarea-horizontal-align="justify" draw:textarea-vertical-align="middle" draw:auto-grow-height="true" draw:auto-grow-width="false" fo:min-height="1.94cm" fo:min-width="0cm" fo:padding-top="0.13cm" fo:padding-bottom="0.13cm" fo:padding-left="0.25cm" fo:padding-right="0.25cm" draw:shadow="hidden" draw:shadow-color="#808080" draw:shadow-opacity="100%" loext:decorative="false"/>
      <style:paragraph-properties style:writing-mode="lr-tb"/>
    </style:style>
    <style:style style:name="pr16" style:family="presentation" style:parent-style-name="slide_5f_-outline1" style:list-style-name="L3">
      <style:graphic-properties draw:auto-grow-height="true" fo:min-height="12.4cm" loext:decorative="false"/>
      <style:paragraph-properties style:writing-mode="lr-tb"/>
    </style:style>
    <style:style style:name="pr17" style:family="presentation" style:parent-style-name="slide_5f_-title">
      <style:graphic-properties draw:stroke="solid" svg:stroke-color="#ad4251" draw:fill="solid" draw:fill-color="#eed9dc" draw:opacity="100%" draw:textarea-horizontal-align="justify" draw:textarea-vertical-align="middle" draw:auto-grow-height="true" draw:auto-grow-width="false" fo:min-height="2.176cm" fo:min-width="0cm" fo:padding-top="0.13cm" fo:padding-bottom="0.13cm" fo:padding-left="0.25cm" fo:padding-right="0.25cm" draw:shadow="hidden" draw:shadow-color="#808080" draw:shadow-opacity="100%" loext:decorative="false"/>
      <style:paragraph-properties style:writing-mode="lr-tb"/>
    </style:style>
    <style:style style:name="P1" style:family="paragraph">
      <style:paragraph-properties fo:margin-left="0cm" fo:margin-right="0cm" fo:line-height="100%" fo:text-indent="0cm" style:writing-mode="lr-tb"/>
      <style:text-properties fo:color="#000000" loext:opacity="100%"/>
    </style:style>
    <style:style style:name="P2" style:family="paragraph">
      <loext:graphic-properties draw:fill="solid" draw:fill-color="#ad4251" draw:opacity="10%"/>
      <style:paragraph-properties fo:margin-left="0cm" fo:margin-right="0cm" fo:line-height="100%" fo:text-indent="0cm"/>
      <style:text-properties fo:color="#000000" loext:opacity="100%" style:font-name="FreeSans" fo:font-size="40pt" fo:language="en" fo:country="US" fo:font-weight="bold" style:font-size-asian="36pt" style:font-weight-asian="bold" style:font-size-complex="36pt" style:font-weight-complex="bold"/>
    </style:style>
    <style:style style:name="P3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4" style:family="paragraph">
      <loext:graphic-properties draw:fill-color="#ffffff"/>
      <style:text-properties fo:font-size="28.1000003814697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margin-left="0cm" fo:margin-right="0cm" fo:margin-top="0cm" fo:margin-bottom="0.5cm" fo:text-indent="0cm" loext:tab-stop-distance="0cm">
        <style:tab-stops/>
      </style:paragraph-properties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</style:style>
    <style:style style:name="P9" style:family="paragraph">
      <loext:graphic-properties draw:fill="solid" draw:fill-color="#eed9dc" draw:opacity="100%"/>
      <style:paragraph-properties fo:margin-left="0cm" fo:margin-right="0cm" fo:line-height="100%" fo:text-align="start" fo:text-indent="0cm"/>
      <style:text-properties style:font-name="FreeMono1" fo:font-size="40pt" fo:language="en" fo:country="US" fo:font-weight="normal" style:font-size-asian="36pt" style:font-weight-asian="normal" style:font-size-complex="36pt" style:font-weight-complex="normal"/>
    </style:style>
    <style:style style:name="P10" style:family="paragraph">
      <style:paragraph-properties fo:margin-left="0.5cm" fo:margin-right="0cm" fo:text-align="start" fo:text-indent="0cm"/>
    </style:style>
    <style:style style:name="P11" style:family="paragraph">
      <loext:graphic-properties draw:fill="solid" draw:fill-color="#eed9dc" draw:opacity="100%"/>
      <style:paragraph-properties fo:margin-left="0.5cm" fo:margin-right="0cm" fo:line-height="100%" fo:text-align="start" fo:text-indent="0cm"/>
      <style:text-properties style:font-name="FreeMono1" fo:font-size="40pt" fo:language="en" fo:country="US" fo:font-weight="normal" style:font-size-asian="36pt" style:font-weight-asian="normal" style:font-size-complex="36pt" style:font-weight-complex="normal"/>
    </style:style>
    <style:style style:name="P12" style:family="paragraph">
      <style:text-properties fo:hyphenate="false" loext:hyphenation-no-caps="false" loext:hyphenation-no-last-word="false"/>
    </style:style>
    <style:style style:name="P13" style:family="paragraph">
      <style:text-properties fo:color="#c9211e" loext:opacity="100%"/>
    </style:style>
    <style:style style:name="P14" style:family="paragraph">
      <style:text-properties fo:color="#c9211e" loext:opacity="100%" fo:font-size="22pt" style:font-size-asian="22pt" style:font-size-complex="22pt"/>
    </style:style>
    <style:style style:name="P15" style:family="paragraph">
      <style:paragraph-properties fo:margin-left="0cm" fo:margin-right="0cm" fo:margin-top="0cm" fo:margin-bottom="0.5cm" fo:text-indent="0cm" loext:tab-stop-distance="0cm">
        <style:tab-stops/>
      </style:paragraph-properties>
      <style:text-properties fo:font-size="22pt" style:font-size-asian="22pt" style:font-size-complex="22pt"/>
    </style:style>
    <style:style style:name="T1" style:family="text">
      <style:text-properties fo:color="#000000" loext:opacity="100%" style:font-name="FreeSans" fo:font-size="40pt" fo:language="es" fo:country="ES" fo:font-weight="bold" style:font-size-asian="36pt" style:font-weight-asian="bold" style:font-size-complex="36pt" style:font-weight-complex="bold"/>
    </style:style>
    <style:style style:name="T2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26pt" style:text-underline-style="none" fo:font-weight="normal" style:font-size-asian="26pt" style:font-weight-asian="normal" style:font-size-complex="26pt" style:font-weight-complex="normal"/>
    </style:style>
    <style:style style:name="T6" style:family="text">
      <style:text-properties style:font-name="FreeMono1" fo:font-size="24pt" fo:language="es" fo:country="ES" fo:font-weight="normal" style:letter-kerning="true" style:font-name-asian="DejaVu Sans" style:font-size-asian="24pt" style:font-weight-asian="normal" style:font-name-complex="DejaVu Sans" style:font-size-complex="24pt" style:font-weight-complex="normal"/>
    </style:style>
    <style:style style:name="T7" style:family="text">
      <style:text-properties fo:color="#c9211e" loext:opacity="100%" fo:font-size="26pt" style:text-underline-style="none" fo:font-weight="normal" style:font-size-asian="26pt" style:font-weight-asian="normal" style:font-size-complex="26pt" style:font-weight-complex="normal"/>
    </style:style>
    <style:style style:name="T8" style:family="text">
      <style:text-properties style:font-name="Liberation Mono" fo:font-size="26pt" style:text-underline-style="none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use-window-font-color="true" fo:font-size="3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istemas Distribuidos - IceGrid</presentation:footer-decl>
      <presentation:date-time-decl presentation:name="dtd1" presentation:source="fixed">Jesús Barba</presentation:date-time-decl>
      <draw:page draw:name="page1" draw:style-name="dp1" draw:master-page-name="rede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17.835cm" svg:height="6cm" svg:x="5.64cm" svg:y="10.625cm" presentation:class="title" presentation:user-transformed="true">
          <draw:text-box draw:corner-radius="0.3cm">
            <text:p text:style-name="P1"><text:span text:style-name="T1">Comunicación indirecta con Apache Kafka</text:span></text:p>
          </draw:text-box>
        </draw:frame>
        <presentation:notes draw:style-name="dp2">
          <draw:page-thumbnail draw:style-name="gr1" draw:layer="layout" svg:width="15.749cm" svg:height="11.135cm" svg:x="2.62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lid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0.742cm" svg:height="3cm" svg:x="6.599cm" svg:y="0.125cm" presentation:class="title">
          <draw:text-box>
            <text:p>Agenda<text:tab/></text:p>
          </draw:text-box>
        </draw:frame>
        <draw:frame presentation:style-name="pr4" draw:layer="layout" svg:width="25.199cm" svg:height="15.242cm" svg:x="1.399cm" svg:y="5.9cm" presentation:class="outline" presentation:user-transformed="true">
          <draw:text-box>
            <text:list text:style-name="L2">
              <text:list-item>
                <text:p>Invocación síncrona</text:p>
              </text:list-item>
              <text:list-item>
                <text:p>Invocación asíncrona</text:p>
              </text:list-item>
              <text:list-item>
                <text:p>Despachado asíncrono</text:p>
              </text:list-item>
              <text:list-item>
                <text:p>Invocación y despachado asíncronos desacoplado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5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3" draw:master-page-name="slid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0.742cm" svg:height="3cm" svg:x="6.599cm" svg:y="0.125cm" presentation:class="title" presentation:user-transformed="true">
          <draw:text-box>
            <text:p>¿Qué es Kafka?</text:p>
          </draw:text-box>
        </draw:frame>
        <draw:frame presentation:style-name="pr6" draw:text-style-name="P5" draw:layer="layout" svg:width="25.828cm" svg:height="15.988cm" svg:x="1.399cm" svg:y="3.813cm" presentation:class="outline" presentation:user-transformed="true">
          <draw:text-box>
            <text:list text:style-name="L3">
              <text:list-header>
                <text:p><text:span text:style-name="T2"/></text:p>
              </text:list-header>
              <text:list-item>
                <text:p><text:span text:style-name="T2">Plataforma para el streaming de eventos</text:span></text:p>
              </text:list-item>
              <text:list-item>
                <text:p><text:span text:style-name="T2">Permite el envío y recepción de eventos</text:span></text:p>
              </text:list-item>
              <text:list-item>
                <text:p><text:span text:style-name="T2">Almacena los eventos, permitiendo acceder a ellos cuando sea necesario</text:span></text:p>
              </text:list-item>
              <text:list-item>
                <text:p><text:span text:style-name="T2">Servidor: una o más instancias (brokers) que se sincronizan entre ellos</text:span></text:p>
              </text:list-item>
              <text:list-item>
                <text:p><text:span text:style-name="T2">Clientes: permiten leer, escribir o procesar flujos de eventos.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5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3" draw:master-page-name="slid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0.742cm" svg:height="3cm" svg:x="6.599cm" svg:y="0.125cm" presentation:class="title" presentation:user-transformed="true">
          <draw:text-box>
            <text:p>Conceptos principales</text:p>
          </draw:text-box>
        </draw:frame>
        <draw:frame presentation:style-name="pr7" draw:text-style-name="P5" draw:layer="layout" svg:width="25.828cm" svg:height="16.567cm" svg:x="1.399cm" svg:y="3.813cm" presentation:class="outline" presentation:user-transformed="true">
          <draw:text-box>
            <text:list text:style-name="L3">
              <text:list-item>
                <text:p><text:span text:style-name="T3">Broker: es una instancia del servidor. Podemos tener varias que se sincronicen entre ellas.</text:span></text:p>
              </text:list-item>
              <text:list-item>
                <text:p><text:span text:style-name="T3">Productor: programa cliente que se encarga de enviar eventos.</text:span></text:p>
              </text:list-item>
              <text:list-item>
                <text:p><text:span text:style-name="T3">Consumidor: programa cliente que se encarga de recibir los eventos.</text:span></text:p>
              </text:list-item>
              <text:list-item>
                <text:p><text:span text:style-name="T3">Topic: flujo de eventos. Cada servidor podrá tener tantos topics como sean necesarios.</text:span></text:p>
              </text:list-item>
              <text:list-item>
                <text:p><text:span text:style-name="T3">Partición: División de un topic. Permite que varios consumidores lean del mismo topic a la vez sin leer el mismo evento.</text:span></text:p>
              </text:list-item>
              <text:list-item>
                <text:p text:style-name="P6"><text:span text:style-name="T3">Offset: posición de un evento dentro de una partición</text:span></text:p>
              </text:list-item>
              <text:list-item>
                <text:p><text:span text:style-name="T3">Consumer group o “grupo”: identificador lógico para agrupar consumidores. Permite que un grupo recuerde los eventos que ya ha consumido.</text:span></text:p>
              </text:list-item>
              <text:list-item>
                <text:p><text:span text:style-name="T3"><text:a xlink:href="https://softwaremill.com/kafka-visualisation/" xlink:type="simple">https://softwaremill.com/kafka-visualisation/</text:a>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5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3" draw:master-page-name="slid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0.742cm" svg:height="3cm" svg:x="6.599cm" svg:y="0.125cm" presentation:class="title" presentation:user-transformed="true">
          <draw:text-box>
            <text:p>Instalación de un broker</text:p>
          </draw:text-box>
        </draw:frame>
        <draw:frame presentation:style-name="pr8" draw:text-style-name="P5" draw:layer="layout" svg:width="25.828cm" svg:height="3.758cm" svg:x="1.399cm" svg:y="3.813cm" presentation:class="outline" presentation:user-transformed="true">
          <draw:text-box>
            <text:list text:style-name="L3">
              <text:list-header>
                <text:p><text:span text:style-name="T4"/></text:p>
              </text:list-header>
              <text:list-item>
                <text:p><text:span text:style-name="T5">Instalamos Docker y Docker Compose</text:span></text:p>
                <text:p><text:span text:style-name="T5"/></text:p>
              </text:list-item>
            </text:list>
          </draw:text-box>
        </draw:frame>
        <draw:frame presentation:style-name="pr9" draw:text-style-name="P9" draw:layer="layout" svg:width="26.18cm" svg:height="1.8cm" svg:x="0.82cm" svg:y="6.6cm" presentation:class="title" presentation:user-transformed="true">
          <draw:text-box draw:corner-radius="0.3cm">
            <text:list text:style-name="L1">
              <text:list-header>
                <text:p text:style-name="P8"><text:span text:style-name="T6">$ sudo apt install docker.io docker-compose</text:span></text:p>
              </text:list-header>
            </text:list>
          </draw:text-box>
        </draw:frame>
        <draw:frame presentation:style-name="pr8" draw:text-style-name="P5" draw:layer="layout" svg:width="25.828cm" svg:height="3.758cm" svg:x="1.4cm" svg:y="8.8cm" presentation:class="outline" presentation:user-transformed="true">
          <draw:text-box>
            <text:list text:style-name="L3">
              <text:list-header>
                <text:p><text:span text:style-name="T4"/></text:p>
              </text:list-header>
              <text:list-item>
                <text:p><text:span text:style-name="T5">Creamos el fichero docker-compose.yml</text:span></text:p>
                <text:p><text:span text:style-name="T5"/></text:p>
              </text:list-item>
            </text:list>
          </draw:text-box>
        </draw:frame>
        <draw:frame presentation:style-name="pr10" draw:text-style-name="P11" draw:layer="layout" svg:width="26.194cm" svg:height="7.888cm" svg:x="0.806cm" svg:y="11.868cm" presentation:class="title" presentation:user-transformed="true">
          <draw:text-box draw:corner-radius="0.3cm">
            <text:list text:style-name="L1">
              <text:list-header>
                <text:p text:style-name="P10"><text:span text:style-name="T6"><text:line-break/></text:span><text:span text:style-name="T6">services:</text:span><text:span text:style-name="T6"><text:line-break/></text:span><text:span text:style-name="T6"> <text:s/>kafka:</text:span><text:span text:style-name="T6"><text:line-break/></text:span><text:span text:style-name="T6"> <text:s text:c="3"/>image: quay.io/ccxdev/kafka-no-zk:latest</text:span><text:span text:style-name="T6"><text:line-break/></text:span><text:span text:style-name="T6"> <text:s text:c="3"/>hostname: kafka</text:span><text:span text:style-name="T6"><text:line-break/></text:span><text:span text:style-name="T6"> <text:s text:c="3"/>ports: [9092:9092]</text:span><text:span text:style-name="T6"><text:line-break/></text:span><text:span text:style-name="T6"> <text:s text:c="3"/>environment:</text:span><text:span text:style-name="T6"><text:line-break/></text:span><text:span text:style-name="T6"> <text:s text:c="5"/>- KAFKA_ADVERTISED_HOST_NAME=kafka</text:span><text:span text:style-name="T6"><text:line-break/></text:span><text:span text:style-name="T6"> <text:s text:c="5"/>- KAFKA_CREATE_TOPICS=example:2:1</text:span><text:span text:style-name="T6"><text:line-break/></text:span><text:span text:style-name="T6"><text:line-break/></text:span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5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3" draw:master-page-name="slide_5f_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0.742cm" svg:height="3cm" svg:x="6.599cm" svg:y="0.125cm" presentation:class="title" presentation:user-transformed="true">
          <draw:text-box>
            <text:p>Instalación de un broker</text:p>
          </draw:text-box>
        </draw:frame>
        <draw:frame presentation:style-name="pr12" draw:text-style-name="P5" draw:layer="layout" svg:width="25.828cm" svg:height="3.758cm" svg:x="1.399cm" svg:y="3.813cm" presentation:class="outline" presentation:user-transformed="true">
          <draw:text-box>
            <text:list text:style-name="L3">
              <text:list-header>
                <text:p><text:span text:style-name="T4"/></text:p>
              </text:list-header>
              <text:list-item>
                <text:p><text:span text:style-name="T5">Lanzamos con:</text:span></text:p>
                <text:p><text:span text:style-name="T5"/></text:p>
              </text:list-item>
            </text:list>
          </draw:text-box>
        </draw:frame>
        <draw:frame presentation:style-name="pr13" draw:text-style-name="P9" draw:layer="layout" svg:width="26.18cm" svg:height="1.8cm" svg:x="0.82cm" svg:y="6.6cm" presentation:class="title" presentation:user-transformed="true">
          <draw:text-box draw:corner-radius="0.3cm">
            <text:list text:style-name="L1">
              <text:list-header>
                <text:p text:style-name="P8"><text:span text:style-name="T6">$ docker-compose up -d</text:span></text:p>
              </text:list-header>
            </text:list>
          </draw:text-box>
        </draw:frame>
        <draw:frame presentation:style-name="pr12" draw:text-style-name="P5" draw:layer="layout" svg:width="25.828cm" svg:height="5.596cm" svg:x="1.4cm" svg:y="8.8cm" presentation:class="outline" presentation:user-transformed="true">
          <draw:text-box>
            <text:list text:style-name="L3">
              <text:list-header>
                <text:p><text:span text:style-name="T4"/></text:p>
              </text:list-header>
              <text:list-item>
                <text:p><text:span text:style-name="T5">Se lanzará el broker con un topic creado por defecto, que tendrá 2 particiones y un factor de replicación de 1 (sólo tenemos un broker)</text:span></text:p>
                <text:p><text:span text:style-name="T5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586cm" svg:height="11.136cm" svg:x="3.705cm" svg:y="2.256cm" draw:page-number="6" presentation:class="page"/>
          <draw:frame presentation:style-name="pr14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3" draw:master-page-name="slide_5f_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0.742cm" svg:height="3cm" svg:x="6.599cm" svg:y="0.125cm" presentation:class="title" presentation:user-transformed="true">
          <draw:text-box>
            <text:p>Uso del broker desde CLI</text:p>
          </draw:text-box>
        </draw:frame>
        <draw:frame presentation:style-name="pr12" draw:text-style-name="P5" draw:layer="layout" svg:width="25.828cm" svg:height="4.177cm" svg:x="1.399cm" svg:y="3.813cm" presentation:class="outline" presentation:user-transformed="true">
          <draw:text-box>
            <text:list text:style-name="L3">
              <text:list-item>
                <text:p><text:span text:style-name="T5">Para interactuar con el broker deberemos escribir un cliente que produzca o consuma eventos.</text:span></text:p>
              </text:list-item>
              <text:list-item>
                <text:p><text:span text:style-name="T5">Podemos usar “kcat”: es un cliente ya implementado que nos permite interactuar con el broker desde el terminal</text:span></text:p>
              </text:list-item>
            </text:list>
          </draw:text-box>
        </draw:frame>
        <draw:frame presentation:style-name="pr13" draw:text-style-name="P9" draw:layer="layout" svg:width="26.18cm" svg:height="1.8cm" svg:x="0.82cm" svg:y="17cm" presentation:class="title" presentation:user-transformed="true">
          <draw:text-box draw:corner-radius="0.3cm">
            <text:list text:style-name="L1">
              <text:list-header>
                <text:p text:style-name="P8"><text:span text:style-name="T6">$ kcat -b localhost:9092 -L</text:span></text:p>
              </text:list-header>
            </text:list>
          </draw:text-box>
        </draw:frame>
        <draw:frame presentation:style-name="pr12" draw:text-style-name="P5" draw:layer="layout" svg:width="25.828cm" svg:height="4.977cm" svg:x="1.399cm" svg:y="10.922cm" presentation:class="outline" presentation:user-transformed="true">
          <draw:text-box>
            <text:list text:style-name="L3">
              <text:list-item>
                <text:p text:style-name="P6"><text:span text:style-name="T5">Necesitamos conocer: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Servidor: localhost:9092</text:span></text:p>
                  </text:list-item>
                  <text:list-item>
                    <text:p text:style-name="P12"><text:span text:style-name="T5">Nombre del topic: example</text:span></text:p>
                  </text:list-item>
                </text:list>
              </text:list-item>
            </text:list>
            <text:list text:style-name="L3">
              <text:list-item>
                <text:p><text:span text:style-name="T5">Imprimir la lisat de brokers y topics:</text:span></text:p>
              </text:list-item>
            </text:list>
          </draw:text-box>
        </draw:frame>
        <draw:frame presentation:style-name="pr13" draw:text-style-name="P9" draw:layer="layout" svg:width="26.18cm" svg:height="1.8cm" svg:x="0.82cm" svg:y="8.2cm" presentation:class="title" presentation:user-transformed="true">
          <draw:text-box draw:corner-radius="0.3cm">
            <text:list text:style-name="L1">
              <text:list-header>
                <text:p text:style-name="P8"><text:span text:style-name="T6">$ sudo apt install kcat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586cm" svg:height="11.136cm" svg:x="3.705cm" svg:y="2.256cm" draw:page-number="7" presentation:class="page"/>
          <draw:frame presentation:style-name="pr14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3" draw:master-page-name="slide_5f_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0.742cm" svg:height="3cm" svg:x="6.599cm" svg:y="0.125cm" presentation:class="title" presentation:user-transformed="true">
          <draw:text-box>
            <text:p>Uso del broker desde CLI</text:p>
          </draw:text-box>
        </draw:frame>
        <draw:frame presentation:style-name="pr12" draw:text-style-name="P14" draw:layer="layout" svg:width="25.828cm" svg:height="1.387cm" svg:x="1.399cm" svg:y="4.513cm" presentation:class="outline" presentation:user-transformed="true">
          <draw:text-box>
            <text:p text:style-name="P13"><text:span text:style-name="T7">Producir eventos</text:span></text:p>
          </draw:text-box>
        </draw:frame>
        <draw:frame presentation:style-name="pr12" draw:text-style-name="P5" draw:layer="layout" svg:width="25.828cm" svg:height="6.596cm" svg:x="1.372cm" svg:y="9.804cm" presentation:class="outline" presentation:user-transformed="true">
          <draw:text-box>
            <text:list text:style-name="L3">
              <text:list-item>
                <text:p text:style-name="P6"><text:span text:style-name="T5">-P: producir</text:span></text:p>
              </text:list-item>
              <text:list-item>
                <text:p><text:span text:style-name="T5">-t topic-name: enviar los eventos al topic “topic-name”.</text:span></text:p>
              </text:list-item>
              <text:list-item>
                <text:p><text:span text:style-name="T5">Pulsar Control+D para enviar el evento escrito.</text:span></text:p>
              </text:list-item>
              <text:list-item>
                <text:p><text:span text:style-name="T5">Pulsar Control+D tras el último envío para terminar.</text:span></text:p>
              </text:list-item>
              <text:list-item>
                <text:p><text:span text:style-name="T5">Se puede usar “-p PARTITION” para especificar partición</text:span></text:p>
              </text:list-item>
            </text:list>
          </draw:text-box>
        </draw:frame>
        <draw:frame presentation:style-name="pr15" draw:text-style-name="P9" draw:layer="layout" svg:width="26.18cm" svg:height="2.2cm" svg:x="0.82cm" svg:y="6.3cm" presentation:class="title" presentation:user-transformed="true">
          <draw:text-box draw:corner-radius="0.3cm">
            <text:list text:style-name="L1">
              <text:list-header>
                <text:p text:style-name="P8"><text:span text:style-name="T6">$ kcat -b localhost:9092 -P -t topic-name</text:span><text:span text:style-name="T6"><text:line-break/></text:span><text:span text:style-name="T6">YOUR MESSAGE HERE!!!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586cm" svg:height="11.136cm" svg:x="3.705cm" svg:y="2.256cm" draw:page-number="8" presentation:class="page"/>
          <draw:frame presentation:style-name="pr14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3" draw:master-page-name="slide_5f_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0.742cm" svg:height="3cm" svg:x="6.599cm" svg:y="0.125cm" presentation:class="title" presentation:user-transformed="true">
          <draw:text-box>
            <text:p>Uso del broker desde CLI</text:p>
          </draw:text-box>
        </draw:frame>
        <draw:frame presentation:style-name="pr12" draw:text-style-name="P14" draw:layer="layout" svg:width="25.828cm" svg:height="1.387cm" svg:x="1.399cm" svg:y="4.513cm" presentation:class="outline" presentation:user-transformed="true">
          <draw:text-box>
            <text:p text:style-name="P13"><text:span text:style-name="T7">Consumir eventos sin consumer group</text:span></text:p>
          </draw:text-box>
        </draw:frame>
        <draw:frame presentation:style-name="pr12" draw:text-style-name="P5" draw:layer="layout" svg:width="25.828cm" svg:height="10.475cm" svg:x="1.4cm" svg:y="9.7cm" presentation:class="outline" presentation:user-transformed="true">
          <draw:text-box>
            <text:list text:style-name="L3">
              <text:list-item>
                <text:p text:style-name="P6"><text:span text:style-name="T5">-C: consumir</text:span></text:p>
              </text:list-item>
              <text:list-item>
                <text:p><text:span text:style-name="T5">-t topic-name: consumir los eventos del topic “topic-name”.</text:span></text:p>
              </text:list-item>
              <text:list-item>
                <text:p><text:span text:style-name="T5">Podemos usar -p para elegir la partición</text:span></text:p>
              </text:list-item>
              <text:list-item>
                <text:p><text:span text:style-name="T5">Pulsar Control+C para detener el consumidor.</text:span></text:p>
              </text:list-item>
              <text:list-item>
                <text:p><text:span text:style-name="T5">Con “-e” el programa termina al recibir el último mensaje</text:span></text:p>
              </text:list-item>
              <text:list-item>
                <text:p><text:span text:style-name="T5">Podemos formatear la salida con “-f”</text:span></text:p>
                <text:list>
                  <text:list-header>
                    <text:p><text:span text:style-name="T8">-f "%p:%o %s\n"</text:span><text:span text:style-name="T5"> imprimirá la partición, el offset del evento y el payload</text:span></text:p>
                  </text:list-header>
                </text:list>
              </text:list-item>
            </text:list>
          </draw:text-box>
        </draw:frame>
        <draw:frame presentation:style-name="pr15" draw:text-style-name="P9" draw:layer="layout" svg:width="26.18cm" svg:height="2.2cm" svg:x="0.82cm" svg:y="6.7cm" presentation:class="title" presentation:user-transformed="true">
          <draw:text-box draw:corner-radius="0.3cm">
            <text:list text:style-name="L1">
              <text:list-header>
                <text:p text:style-name="P8"><text:span text:style-name="T6">$ kcat -b localhost:9092 -C -t topic-name</text:span><text:span text:style-name="T6"><text:line-break/></text:span><text:span text:style-name="T6">...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586cm" svg:height="11.136cm" svg:x="3.705cm" svg:y="2.256cm" draw:page-number="9" presentation:class="page"/>
          <draw:frame presentation:style-name="pr14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3" draw:master-page-name="slide_5f_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0.742cm" svg:height="3cm" svg:x="6.599cm" svg:y="0.125cm" presentation:class="title" presentation:user-transformed="true">
          <draw:text-box>
            <text:p>Uso del broker desde CLI</text:p>
          </draw:text-box>
        </draw:frame>
        <draw:frame presentation:style-name="pr12" draw:text-style-name="P14" draw:layer="layout" svg:width="25.828cm" svg:height="1.387cm" svg:x="1.399cm" svg:y="4.513cm" presentation:class="outline" presentation:user-transformed="true">
          <draw:text-box>
            <text:p text:style-name="P13"><text:span text:style-name="T7">Consumir eventos con consumer group</text:span></text:p>
          </draw:text-box>
        </draw:frame>
        <draw:frame presentation:style-name="pr12" draw:text-style-name="P5" draw:layer="layout" svg:width="25.828cm" svg:height="7.515cm" svg:x="1.4cm" svg:y="9.7cm" presentation:class="outline" presentation:user-transformed="true">
          <draw:text-box>
            <text:list text:style-name="L3">
              <text:list-item>
                <text:p text:style-name="P6"><text:span text:style-name="T5">-G: consumir siendo miembro del consumer group “group-name”</text:span></text:p>
              </text:list-item>
              <text:list-item>
                <text:p><text:span text:style-name="T5">-t example: enviar los eventos al topic “example”.</text:span></text:p>
              </text:list-item>
              <text:list-item>
                <text:p><text:span text:style-name="T5">Pulsar Control+C para detener el consumidor.</text:span></text:p>
              </text:list-item>
              <text:list-item>
                <text:p><text:span text:style-name="T5">Podemos formatear la salida al igual que con -C</text:span></text:p>
              </text:list-item>
              <text:list-item>
                <text:p><text:span text:style-name="T5">La opción -p se ignorará</text:span></text:p>
              </text:list-item>
            </text:list>
          </draw:text-box>
        </draw:frame>
        <draw:frame presentation:style-name="pr15" draw:text-style-name="P9" draw:layer="layout" svg:width="26.18cm" svg:height="2.2cm" svg:x="0.82cm" svg:y="6.7cm" presentation:class="title" presentation:user-transformed="true">
          <draw:text-box draw:corner-radius="0.3cm">
            <text:list text:style-name="L1">
              <text:list-header>
                <text:p text:style-name="P8"><text:span text:style-name="T6">$ kcat -b localhost:9092 -G group-name topic-name</text:span><text:span text:style-name="T6"><text:line-break/></text:span><text:span text:style-name="T6">...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586cm" svg:height="11.136cm" svg:x="3.705cm" svg:y="2.256cm" draw:page-number="10" presentation:class="page"/>
          <draw:frame presentation:style-name="pr14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3" draw:master-page-name="slide_5f_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0.742cm" svg:height="3cm" svg:x="6.599cm" svg:y="0.125cm" presentation:class="title" presentation:user-transformed="true">
          <draw:text-box>
            <text:p>Kafka y Python</text:p>
          </draw:text-box>
        </draw:frame>
        <draw:frame presentation:style-name="pr16" draw:text-style-name="P15" draw:layer="layout" svg:width="25.828cm" svg:height="12.4cm" svg:x="1.372cm" svg:y="4cm" presentation:class="outline" presentation:user-transformed="true">
          <draw:text-box>
            <text:list text:style-name="L3">
              <text:list-item>
                <text:p text:style-name="P6"><text:span text:style-name="T5">Se usará la librería Confluent Kafka (confluent-kafka)</text:span></text:p>
              </text:list-item>
              <text:list-item>
                <text:p><text:span text:style-name="T5">Podemos escribir consumidores y productores.</text:span></text:p>
              </text:list-item>
              <text:list-item>
                <text:p><text:span text:style-name="T5">Sobrecarga mínima, no define un framework, sólo un pequeño conjunto de clases.</text:span></text:p>
              </text:list-item>
              <text:list-item>
                <text:p><text:span text:style-name="T5">Objeto Consumer: para consumir mensajes desde un topic dado un consumer group.</text:span></text:p>
              </text:list-item>
              <text:list-item>
                <text:p><text:span text:style-name="T5">Objeto Producer: para producir mensajes a un topic, puede especificarse partición.</text:span></text:p>
              </text:list-item>
              <text:list-item>
                <text:p><text:span text:style-name="T5">Objeto Message: representa a un evento, se puede acceder a toda la información: topic, partición, offset, timestamp y valor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586cm" svg:height="11.136cm" svg:x="3.705cm" svg:y="2.256cm" draw:page-number="11" presentation:class="page"/>
          <draw:frame presentation:style-name="pr14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3" draw:master-page-name="slide_5f_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0.742cm" svg:height="3cm" svg:x="6.599cm" svg:y="0.125cm" presentation:class="title" presentation:user-transformed="true">
          <draw:text-box>
            <text:p>Kafka y Python</text:p>
          </draw:text-box>
        </draw:frame>
        <draw:frame presentation:style-name="pr12" draw:text-style-name="P5" draw:layer="layout" svg:width="25.828cm" svg:height="2.339cm" svg:x="1.399cm" svg:y="3.813cm" presentation:class="outline" presentation:user-transformed="true">
          <draw:text-box>
            <text:p><text:span text:style-name="T7">Producir eventos</text:span></text:p>
            <text:list text:style-name="L3">
              <text:list-item>
                <text:p><text:span text:style-name="T5">Creamos un objeto Producer</text:span></text:p>
              </text:list-item>
            </text:list>
          </draw:text-box>
        </draw:frame>
        <draw:frame presentation:style-name="pr13" draw:text-style-name="P9" draw:layer="layout" svg:width="26.18cm" svg:height="1.8cm" svg:x="0.82cm" svg:y="17cm" presentation:class="title" presentation:user-transformed="true">
          <draw:text-box draw:corner-radius="0.3cm">
            <text:list text:style-name="L1">
              <text:list-header>
                <text:p text:style-name="P8"><text:span text:style-name="T6">producer.produce(“topic-name”, b”Hello world!”)</text:span></text:p>
              </text:list-header>
            </text:list>
          </draw:text-box>
        </draw:frame>
        <draw:frame presentation:style-name="pr12" draw:text-style-name="P5" draw:layer="layout" svg:width="25.828cm" svg:height="4.177cm" svg:x="1.399cm" svg:y="10.922cm" presentation:class="outline" presentation:user-transformed="true">
          <draw:text-box>
            <text:list text:style-name="L3">
              <text:list-item>
                <text:p text:style-name="P6"><text:span text:style-name="T5">Un mismo “producer” puede enviar eventos a diferentes topics.</text:span></text:p>
              </text:list-item>
              <text:list-item>
                <text:p text:style-name="P6"><text:span text:style-name="T5">No es necesario especificar la partición, aunque puede hacerse.</text:span></text:p>
              </text:list-item>
            </text:list>
          </draw:text-box>
        </draw:frame>
        <draw:frame presentation:style-name="pr17" draw:text-style-name="P9" draw:layer="layout" svg:width="26.18cm" svg:height="3.142cm" svg:x="0.82cm" svg:y="6.458cm" presentation:class="title" presentation:user-transformed="true">
          <draw:text-box draw:corner-radius="0.3cm">
            <text:list text:style-name="L1">
              <text:list-header>
                <text:p text:style-name="P8"><text:span text:style-name="T6"><text:line-break/></text:span><text:span text:style-name="T6">config = {“bootstrap.servers”: “localhost:9092”}</text:span><text:span text:style-name="T6"><text:line-break/></text:span><text:span text:style-name="T6">producer = Producer(**config)</text:span><text:span text:style-name="T6"><text:line-break/></text:span><text:span text:style-name="T6"/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586cm" svg:height="11.136cm" svg:x="3.705cm" svg:y="2.256cm" draw:page-number="12" presentation:class="page"/>
          <draw:frame presentation:style-name="pr14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3" draw:master-page-name="slide_5f_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0.742cm" svg:height="3cm" svg:x="6.599cm" svg:y="0.125cm" presentation:class="title" presentation:user-transformed="true">
          <draw:text-box>
            <text:p>Kafka y Python</text:p>
          </draw:text-box>
        </draw:frame>
        <draw:frame presentation:style-name="pr12" draw:text-style-name="P5" draw:layer="layout" svg:width="25.828cm" svg:height="2.339cm" svg:x="1.399cm" svg:y="3.813cm" presentation:class="outline" presentation:user-transformed="true">
          <draw:text-box>
            <text:p><text:span text:style-name="T7">Consumir eventos</text:span></text:p>
            <text:list text:style-name="L3">
              <text:list-item>
                <text:p><text:span text:style-name="T5">Creamos un objeto Consumer</text:span></text:p>
              </text:list-item>
            </text:list>
          </draw:text-box>
        </draw:frame>
        <draw:frame presentation:style-name="pr13" draw:text-style-name="P9" draw:layer="layout" svg:width="26.18cm" svg:height="2.295cm" svg:x="0.82cm" svg:y="15.653cm" presentation:class="title" presentation:user-transformed="true">
          <draw:text-box draw:corner-radius="0.3cm">
            <text:list text:style-name="L1">
              <text:list-header>
                <text:p text:style-name="P8"><text:span text:style-name="T6"><text:line-break/></text:span><text:span text:style-name="T6">consumer.subscribe(“topic-name”)</text:span><text:span text:style-name="T6"><text:line-break/></text:span><text:span text:style-name="T6">msg = consumer.poll(1.0)</text:span></text:p>
              </text:list-header>
            </text:list>
          </draw:text-box>
        </draw:frame>
        <draw:frame presentation:style-name="pr12" draw:text-style-name="P5" draw:layer="layout" svg:width="25.828cm" svg:height="2.339cm" svg:x="1.399cm" svg:y="12.122cm" presentation:class="outline" presentation:user-transformed="true">
          <draw:text-box>
            <text:list text:style-name="L3">
              <text:list-item>
                <text:p text:style-name="P6"><text:span text:style-name="T5">Un consumidor se puede subscribir a varios topics.</text:span></text:p>
              </text:list-item>
              <text:list-item>
                <text:p text:style-name="P6"><text:span text:style-name="T5">Es obligatorio especificar el consumer group</text:span></text:p>
              </text:list-item>
            </text:list>
          </draw:text-box>
        </draw:frame>
        <draw:frame presentation:style-name="pr17" draw:text-style-name="P9" draw:layer="layout" svg:width="26.18cm" svg:height="5.176cm" svg:x="0.82cm" svg:y="6.441cm" presentation:class="title" presentation:user-transformed="true">
          <draw:text-box draw:corner-radius="0.3cm">
            <text:list text:style-name="L1">
              <text:list-header>
                <text:p text:style-name="P8"><text:span text:style-name="T6"><text:line-break/></text:span><text:span text:style-name="T6">config = {</text:span><text:span text:style-name="T6"><text:line-break/></text:span><text:span text:style-name="T6"> <text:s/>“bootstrap.servers”: “localhost:9092”,</text:span><text:span text:style-name="T6"><text:line-break/></text:span><text:span text:style-name="T6"> <text:s/>“group.id”: “group-name”,</text:span><text:span text:style-name="T6"><text:line-break/></text:span><text:span text:style-name="T6">}</text:span><text:span text:style-name="T6"><text:line-break/></text:span><text:span text:style-name="T6">consumer = Consumer(**config)</text:span><text:span text:style-name="T6"><text:line-break/></text:span><text:span text:style-name="T6"/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586cm" svg:height="11.136cm" svg:x="3.705cm" svg:y="2.256cm" draw:page-number="13" presentation:class="page"/>
          <draw:frame presentation:style-name="pr14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Mono" svg:font-family="FreeMono" style:font-pitch="variable"/>
    <style:font-face style:name="FreeMono1" svg:font-family="FreeMono" style:font-family-generic="modern" style:font-pitch="fixed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Impact" svg:font-family="Impac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adornments="Normal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s" fo:country="ES" style:font-name-asian="Bitstream Vera Sans" style:font-size-asian="24pt" style:language-asian="zxx" style:country-asian="none" style:font-name-complex="Bitstream Vera Sans" style:font-size-complex="24pt" style:language-complex="zxx" style:country-complex="none"/>
    </style:default-style>
    <style:style style:name="standard" style:family="graphic">
      <style:graphic-properties draw:stroke="none" draw:stroke-dash="Dashed_20__28_var_29__20_1" svg:stroke-width="0.152cm" svg:stroke-color="#000000" draw:marker-start-width="0.533cm" draw:marker-start-center="false" draw:marker-end-width="0.53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uadroTexto" style:family="graphic" style:parent-style-name="text">
      <style:graphic-properties draw:fill="solid" draw:fill-color="#ffffcc" draw:fill-image-width="0cm" draw:fill-image-height="0cm" draw:textarea-horizontal-align="center" draw:textarea-vertical-align="middle" fo:padding-top="0.508cm" fo:padding-bottom="0.508cm" fo:padding-left="0.508cm" fo:padding-right="0.508cm" draw:shadow="visible" draw:shadow-offset-x="0.305cm" draw:shadow-offset-y="0.305cm"/>
      <style:text-properties style:font-name="Verdana" fo:font-family="Verdana" style:font-style-name="Normal" style:font-family-generic="swiss" style:font-pitch="variable" fo:font-size="24pt"/>
    </style:style>
    <style:style style:name="redes-background" style:family="presentation">
      <style:graphic-properties draw:stroke="none" draw:fill="none"/>
      <style:text-properties style:letter-kerning="true"/>
    </style:style>
    <style:style style:name="red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e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redes-outline1" style:family="presentation">
      <style:graphic-properties draw:stroke="none" draw:fill="none" draw:auto-grow-height="false" draw:fit-to-size="false" style:shrink-to-fit="true">
        <text:list-style style:name="red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es-outline2" style:family="presentation" style:parent-style-name="redes-outline1">
      <style:paragraph-properties fo:margin-left="0cm" fo:margin-right="0cm" fo:margin-top="0cm" fo:margin-bottom="0.4cm" fo:text-indent="0cm"/>
      <style:text-properties style:font-name="FreeSans" fo:font-family="FreeSans" style:font-family-generic="swiss" style:font-pitch="variable" fo:font-size="28pt" style:font-size-asian="28pt" style:font-size-complex="28pt"/>
    </style:style>
    <style:style style:name="redes-outline3" style:family="presentation" style:parent-style-name="redes-outline2">
      <style:paragraph-properties fo:margin-left="0cm" fo:margin-right="0cm" fo:margin-top="0cm" fo:margin-bottom="0.3cm" fo:text-indent="0cm"/>
      <style:text-properties style:font-name="FreeSans" fo:font-family="FreeSans" style:font-family-generic="swiss" style:font-pitch="variable" fo:font-size="24pt" style:font-size-asian="24pt" style:font-size-complex="24pt"/>
    </style:style>
    <style:style style:name="redes-outline4" style:family="presentation" style:parent-style-name="redes-outline3">
      <style:paragraph-properties fo:margin-left="0cm" fo:margin-right="0cm" fo:margin-top="0cm" fo:margin-bottom="0.2cm" fo:text-indent="0cm"/>
      <style:text-properties style:font-name="FreeSans" fo:font-family="FreeSans" style:font-family-generic="swiss" style:font-pitch="variable" fo:font-size="20pt" style:font-size-asian="20pt" style:font-size-complex="20pt"/>
    </style:style>
    <style:style style:name="redes-outline5" style:family="presentation" style:parent-style-name="redes-outline4">
      <style:paragraph-properties fo:margin-left="0cm" fo:margin-right="0cm" fo:margin-top="0cm" fo:margin-bottom="0.1cm" fo:text-indent="0cm"/>
      <style:text-properties style:font-name="FreeSans" fo:font-family="FreeSans" style:font-family-generic="swiss" style:font-pitch="variable" fo:font-size="20pt" style:font-size-asian="20pt" style:font-size-complex="20pt"/>
    </style:style>
    <style:style style:name="redes-outline6" style:family="presentation" style:parent-style-name="redes-outline5">
      <style:paragraph-properties fo:margin-left="0cm" fo:margin-right="0cm" fo:margin-top="0cm" fo:margin-bottom="0.1cm" fo:text-indent="0cm"/>
      <style:text-properties style:font-name="FreeSans" fo:font-family="FreeSans" style:font-family-generic="swiss" style:font-pitch="variable" fo:font-size="20pt" style:font-size-asian="20pt" style:font-size-complex="20pt"/>
    </style:style>
    <style:style style:name="redes-outline7" style:family="presentation" style:parent-style-name="redes-outline6">
      <style:paragraph-properties fo:margin-left="0cm" fo:margin-right="0cm" fo:margin-top="0cm" fo:margin-bottom="0.1cm" fo:text-indent="0cm"/>
      <style:text-properties style:font-name="FreeSans" fo:font-family="FreeSans" style:font-family-generic="swiss" style:font-pitch="variable" fo:font-size="20pt" style:font-size-asian="20pt" style:font-size-complex="20pt"/>
    </style:style>
    <style:style style:name="redes-outline8" style:family="presentation" style:parent-style-name="redes-outline7">
      <style:paragraph-properties fo:margin-left="0cm" fo:margin-right="0cm" fo:margin-top="0cm" fo:margin-bottom="0.1cm" fo:text-indent="0cm"/>
      <style:text-properties style:font-name="FreeSans" fo:font-family="FreeSans" style:font-family-generic="swiss" style:font-pitch="variable" fo:font-size="20pt" style:font-size-asian="20pt" style:font-size-complex="20pt"/>
    </style:style>
    <style:style style:name="redes-outline9" style:family="presentation" style:parent-style-name="redes-outline8">
      <style:paragraph-properties fo:margin-left="0cm" fo:margin-right="0cm" fo:margin-top="0cm" fo:margin-bottom="0.1cm" fo:text-indent="0cm"/>
      <style:text-properties style:font-name="FreeSans" fo:font-family="FreeSans" style:font-family-generic="swiss" style:font-pitch="variable" fo:font-size="20pt" style:font-size-asian="20pt" style:font-size-complex="20pt"/>
    </style:style>
    <style:style style:name="redes-subtitle" style:family="presentation">
      <style:graphic-properties draw:stroke="none" draw:fill="none" draw:textarea-vertical-align="middle">
        <text:list-style style:name="red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es-title" style:family="presentation">
      <style:graphic-properties draw:stroke="none" draw:fill="none" draw:fill-color="#ad4251" draw:opacity="60%" draw:textarea-vertical-align="middle" draw:shadow-opacity="60%">
        <text:list-style style:name="red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style:use-window-font-color="true" loext:opacity="0%" style:text-outline="false" style:text-line-through-style="none" style:text-line-through-typ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-background" style:family="presentation">
      <style:graphic-properties draw:stroke="none" draw:fill="none"/>
      <style:text-properties style:letter-kerning="true"/>
    </style:style>
    <style:style style:name="sl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lide-outline1" style:family="presentation">
      <style:graphic-properties draw:stroke="none" draw:fill="none" draw:auto-grow-height="false" draw:fit-to-size="false" style:shrink-to-fit="true">
        <text:list-style style:name="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number text:level="2" style:num-suffix="." style:num-format="1">
            <style:list-level-properties text:space-before="1.5cm" text:min-label-width="0.9cm"/>
            <style:text-properties style:use-window-font-color="true" fo:font-size="100%"/>
          </text:list-level-style-number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outline2" style:family="presentation" style:parent-style-name="slide-outline1">
      <style:paragraph-properties fo:margin-left="0cm" fo:margin-right="0cm" fo:margin-top="0cm" fo:margin-bottom="0.4cm" fo:text-indent="0cm"/>
      <style:text-properties style:font-name="FreeSans" fo:font-family="FreeSans" style:font-family-generic="swiss" style:font-pitch="variable" fo:font-size="28pt" style:font-size-asian="28pt" style:font-size-complex="28pt"/>
    </style:style>
    <style:style style:name="slide-outline3" style:family="presentation" style:parent-style-name="slide-outline2">
      <style:paragraph-properties fo:margin-left="0cm" fo:margin-right="0cm" fo:margin-top="0cm" fo:margin-bottom="0.3cm" fo:text-indent="0cm"/>
      <style:text-properties style:font-name="FreeSans" fo:font-family="FreeSans" style:font-family-generic="swiss" style:font-pitch="variable" fo:font-size="24pt" style:font-size-asian="24pt" style:font-size-complex="24pt"/>
    </style:style>
    <style:style style:name="slide-outline4" style:family="presentation" style:parent-style-name="slide-outline3">
      <style:paragraph-properties fo:margin-left="0cm" fo:margin-right="0cm" fo:margin-top="0cm" fo:margin-bottom="0.2cm" fo:text-indent="0cm"/>
      <style:text-properties style:font-name="FreeSans" fo:font-family="FreeSans" style:font-family-generic="swiss" style:font-pitch="variable" fo:font-size="20pt" style:font-size-asian="20pt" style:font-size-complex="20pt"/>
    </style:style>
    <style:style style:name="slide-outline5" style:family="presentation" style:parent-style-name="slide-outline4">
      <style:paragraph-properties fo:margin-left="0cm" fo:margin-right="0cm" fo:margin-top="0cm" fo:margin-bottom="0.1cm" fo:text-indent="0cm"/>
      <style:text-properties style:font-name="FreeSans" fo:font-family="FreeSans" style:font-family-generic="swiss" style:font-pitch="variable" fo:font-size="20pt" style:font-size-asian="20pt" style:font-size-complex="20pt"/>
    </style:style>
    <style:style style:name="slide-outline6" style:family="presentation" style:parent-style-name="slide-outline5">
      <style:paragraph-properties fo:margin-left="0cm" fo:margin-right="0cm" fo:margin-top="0cm" fo:margin-bottom="0.1cm" fo:text-indent="0cm"/>
      <style:text-properties style:font-name="FreeSans" fo:font-family="FreeSans" style:font-family-generic="swiss" style:font-pitch="variable" fo:font-size="20pt" style:font-size-asian="20pt" style:font-size-complex="20pt"/>
    </style:style>
    <style:style style:name="slide-outline7" style:family="presentation" style:parent-style-name="slide-outline6">
      <style:paragraph-properties fo:margin-left="0cm" fo:margin-right="0cm" fo:margin-top="0cm" fo:margin-bottom="0.1cm" fo:text-indent="0cm"/>
      <style:text-properties style:font-name="FreeSans" fo:font-family="FreeSans" style:font-family-generic="swiss" style:font-pitch="variable" fo:font-size="20pt" style:font-size-asian="20pt" style:font-size-complex="20pt"/>
    </style:style>
    <style:style style:name="slide-outline8" style:family="presentation" style:parent-style-name="slide-outline7">
      <style:paragraph-properties fo:margin-left="0cm" fo:margin-right="0cm" fo:margin-top="0cm" fo:margin-bottom="0.1cm" fo:text-indent="0cm"/>
      <style:text-properties style:font-name="FreeSans" fo:font-family="FreeSans" style:font-family-generic="swiss" style:font-pitch="variable" fo:font-size="20pt" style:font-size-asian="20pt" style:font-size-complex="20pt"/>
    </style:style>
    <style:style style:name="slide-outline9" style:family="presentation" style:parent-style-name="slide-outline8">
      <style:paragraph-properties fo:margin-left="0cm" fo:margin-right="0cm" fo:margin-top="0cm" fo:margin-bottom="0.1cm" fo:text-indent="0cm"/>
      <style:text-properties style:font-name="FreeSans" fo:font-family="FreeSans" style:font-family-generic="swiss" style:font-pitch="variable" fo:font-size="20pt" style:font-size-asian="20pt" style:font-size-complex="20pt"/>
    </style:style>
    <style:style style:name="slide-subtitle" style:family="presentation">
      <style:graphic-properties draw:stroke="none" draw:fill="none" draw:textarea-vertical-align="middle">
        <text:list-style style:name="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title" style:family="presentation">
      <style:graphic-properties draw:stroke="none" draw:fill="none" draw:textarea-vertical-align="middle">
        <text:list-style style:name="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/>
      <style:text-properties style:use-window-font-color="true" loext:opacity="0%" style:text-outline="false" style:text-line-through-style="none" style:text-line-through-typ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_5f_-background" style:display-name="slide_-background" style:family="presentation">
      <style:graphic-properties draw:stroke="none" draw:fill="none"/>
      <style:text-properties style:letter-kerning="true"/>
    </style:style>
    <style:style style:name="slide_5f_-backgroundobjects" style:display-name="slide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_5f_-notes" style:display-name="slide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lide_5f_-outline1" style:display-name="slide_-outline1" style:family="presentation">
      <style:graphic-properties draw:stroke="none" draw:fill="none" draw:auto-grow-height="false" draw:fit-to-size="false" style:shrink-to-fit="true">
        <text:list-style style:name="slide_5f_-outline1" style:display-name="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number text:level="2" style:num-suffix="." style:num-format="1">
            <style:list-level-properties text:space-before="1.5cm" text:min-label-width="0.9cm"/>
            <style:text-properties style:use-window-font-color="true" fo:font-size="100%"/>
          </text:list-level-style-number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5f_-outline2" style:display-name="slide_-outline2" style:family="presentation" style:parent-style-name="slide_5f_-outline1">
      <style:paragraph-properties fo:margin-left="0cm" fo:margin-right="0cm" fo:margin-top="0cm" fo:margin-bottom="0.4cm" fo:text-indent="0cm"/>
      <style:text-properties style:font-name="FreeSans" fo:font-family="FreeSans" style:font-family-generic="swiss" style:font-pitch="variable" fo:font-size="28pt" style:font-size-asian="28pt" style:font-size-complex="28pt"/>
    </style:style>
    <style:style style:name="slide_5f_-outline3" style:display-name="slide_-outline3" style:family="presentation" style:parent-style-name="slide_5f_-outline2">
      <style:paragraph-properties fo:margin-left="0cm" fo:margin-right="0cm" fo:margin-top="0cm" fo:margin-bottom="0.3cm" fo:text-indent="0cm"/>
      <style:text-properties style:font-name="FreeSans" fo:font-family="FreeSans" style:font-family-generic="swiss" style:font-pitch="variable" fo:font-size="24pt" style:font-size-asian="24pt" style:font-size-complex="24pt"/>
    </style:style>
    <style:style style:name="slide_5f_-outline4" style:display-name="slide_-outline4" style:family="presentation" style:parent-style-name="slide_5f_-outline3">
      <style:paragraph-properties fo:margin-left="0cm" fo:margin-right="0cm" fo:margin-top="0cm" fo:margin-bottom="0.2cm" fo:text-indent="0cm"/>
      <style:text-properties style:font-name="FreeSans" fo:font-family="FreeSans" style:font-family-generic="swiss" style:font-pitch="variable" fo:font-size="20pt" style:font-size-asian="20pt" style:font-size-complex="20pt"/>
    </style:style>
    <style:style style:name="slide_5f_-outline5" style:display-name="slide_-outline5" style:family="presentation" style:parent-style-name="slide_5f_-outline4">
      <style:paragraph-properties fo:margin-left="0cm" fo:margin-right="0cm" fo:margin-top="0cm" fo:margin-bottom="0.1cm" fo:text-indent="0cm"/>
      <style:text-properties style:font-name="FreeSans" fo:font-family="FreeSans" style:font-family-generic="swiss" style:font-pitch="variable" fo:font-size="20pt" style:font-size-asian="20pt" style:font-size-complex="20pt"/>
    </style:style>
    <style:style style:name="slide_5f_-outline6" style:display-name="slide_-outline6" style:family="presentation" style:parent-style-name="slide_5f_-outline5">
      <style:paragraph-properties fo:margin-left="0cm" fo:margin-right="0cm" fo:margin-top="0cm" fo:margin-bottom="0.1cm" fo:text-indent="0cm"/>
      <style:text-properties style:font-name="FreeSans" fo:font-family="FreeSans" style:font-family-generic="swiss" style:font-pitch="variable" fo:font-size="20pt" style:font-size-asian="20pt" style:font-size-complex="20pt"/>
    </style:style>
    <style:style style:name="slide_5f_-outline7" style:display-name="slide_-outline7" style:family="presentation" style:parent-style-name="slide_5f_-outline6">
      <style:paragraph-properties fo:margin-left="0cm" fo:margin-right="0cm" fo:margin-top="0cm" fo:margin-bottom="0.1cm" fo:text-indent="0cm"/>
      <style:text-properties style:font-name="FreeSans" fo:font-family="FreeSans" style:font-family-generic="swiss" style:font-pitch="variable" fo:font-size="20pt" style:font-size-asian="20pt" style:font-size-complex="20pt"/>
    </style:style>
    <style:style style:name="slide_5f_-outline8" style:display-name="slide_-outline8" style:family="presentation" style:parent-style-name="slide_5f_-outline7">
      <style:paragraph-properties fo:margin-left="0cm" fo:margin-right="0cm" fo:margin-top="0cm" fo:margin-bottom="0.1cm" fo:text-indent="0cm"/>
      <style:text-properties style:font-name="FreeSans" fo:font-family="FreeSans" style:font-family-generic="swiss" style:font-pitch="variable" fo:font-size="20pt" style:font-size-asian="20pt" style:font-size-complex="20pt"/>
    </style:style>
    <style:style style:name="slide_5f_-outline9" style:display-name="slide_-outline9" style:family="presentation" style:parent-style-name="slide_5f_-outline8">
      <style:paragraph-properties fo:margin-left="0cm" fo:margin-right="0cm" fo:margin-top="0cm" fo:margin-bottom="0.1cm" fo:text-indent="0cm"/>
      <style:text-properties style:font-name="FreeSans" fo:font-family="FreeSans" style:font-family-generic="swiss" style:font-pitch="variable" fo:font-size="20pt" style:font-size-asian="20pt" style:font-size-complex="20pt"/>
    </style:style>
    <style:style style:name="slide_5f_-subtitle" style:display-name="slide_-subtitle" style:family="presentation">
      <style:graphic-properties draw:stroke="none" draw:fill="none" draw:textarea-vertical-align="middle">
        <text:list-style style:name="slide_5f_-subtitle" style:display-name="slid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5f_-title" style:display-name="slide_-title" style:family="presentation">
      <style:graphic-properties draw:stroke="none" draw:fill="none" draw:textarea-vertical-align="middle">
        <text:list-style style:name="slide_5f_-title" style:display-name="slid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/>
      <style:text-properties style:use-window-font-color="true" loext:opacity="0%" style:text-outline="false" style:text-line-through-style="none" style:text-line-through-typ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0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0%" style:mirror="none" loext:decorative="fals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80%" style:mirror="none" loext:decorative="false"/>
    </style:style>
    <style:style style:name="Mgr5" style:family="graphic" style:parent-style-name="standard">
      <style:graphic-properties draw:stroke="none" draw:fill="none" draw:fill-color="#ffffff" draw:auto-grow-width="true" fo:min-height="0.595cm" fo:min-width="3.795cm" loext:decorative="false"/>
      <style:paragraph-properties style:writing-mode="lr-tb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7" style:family="graphic" style:parent-style-name="standard">
      <style:graphic-properties draw:stroke="none" draw:fill="solid" draw:fill-color="#f9f1f2" draw:opacity="100%" draw:textarea-horizontal-align="justify" draw:textarea-vertical-align="middle" draw:auto-grow-height="false" fo:min-height="3.25cm" fo:min-width="22.815cm" draw:shadow-opacity="100%" loext:decorative="false"/>
    </style:style>
    <style:style style:name="Mgr8" style:family="graphic" style:parent-style-name="standard">
      <style:graphic-properties draw:stroke="none" draw:fill="solid" draw:fill-color="#ad4251" draw:textarea-horizontal-align="justify" draw:textarea-vertical-align="middle" draw:auto-grow-height="false" fo:min-height="0.75cm" fo:min-width="26.126cm" loext:decorative="false"/>
    </style:style>
    <style:style style:name="Mgr9" style:family="graphic" style:parent-style-name="standard">
      <style:graphic-properties draw:stroke="none" draw:fill="solid" draw:fill-color="#f9f1f2" draw:opacity="100%" draw:textarea-horizontal-align="justify" draw:textarea-vertical-align="middle" draw:auto-grow-height="false" fo:min-height="3cm" fo:min-width="22.315cm" draw:shadow-opacity="100%" loext:decorative="false"/>
    </style:style>
    <style:style style:name="Mgr10" style:family="graphic" style:parent-style-name="standard">
      <style:graphic-properties draw:stroke="none" draw:fill="solid" draw:fill-color="#ad4251" draw:textarea-horizontal-align="justify" draw:textarea-vertical-align="middle" draw:auto-grow-height="false" fo:min-height="0.5cm" fo:min-width="25.626cm" loext:decorative="false"/>
    </style:style>
    <style:style style:name="Mpr1" style:family="presentation" style:parent-style-name="redes-title">
      <style:graphic-properties draw:stroke="solid" svg:stroke-color="#ad4251" draw:fill="solid" draw:fill-color="#eed9dc" draw:opacity="100%" draw:textarea-horizontal-align="justify" draw:textarea-vertical-align="middle" draw:auto-grow-height="true" draw:auto-grow-width="false" fo:min-height="5.74cm" fo:min-width="0cm" fo:padding-top="0.13cm" fo:padding-bottom="0.13cm" fo:padding-left="0.25cm" fo:padding-right="0.25cm" draw:shadow="hidden" draw:shadow-color="#808080" draw:shadow-opacity="100%" loext:decorative="false"/>
      <style:paragraph-properties style:writing-mode="lr-tb"/>
    </style:style>
    <style:style style:name="Mpr2" style:family="presentation" style:parent-style-name="rede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redes-subtitle" style:list-style-name="ML1">
      <style:graphic-properties draw:stroke="none" draw:fill="none" draw:fill-color="#00cc99" draw:textarea-horizontal-align="justify" draw:textarea-vertical-align="top" draw:auto-grow-height="true" draw:auto-grow-width="false" fo:min-height="1.923cm" fo:min-width="0cm" fo:padding-top="0.13cm" fo:padding-bottom="0.13cm" fo:padding-left="0.25cm" fo:padding-right="0.25cm" draw:shadow="hidden" draw:shadow-color="#808080" loext:decorative="false"/>
      <style:paragraph-properties style:writing-mode="lr-tb"/>
    </style:style>
    <style:style style:name="Mpr4" style:family="presentation" style:parent-style-name="redes-backgroundobjects">
      <style:graphic-properties draw:stroke="none" draw:fill="none" fo:min-height="0.582cm" loext:decorative="false"/>
      <style:paragraph-properties style:writing-mode="lr-tb"/>
    </style:style>
    <style:style style:name="Mpr5" style:family="presentation" style:parent-style-name="rede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rede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slid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slide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lide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slide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solid" draw:fill-color="#eed9dc" draw:opacity="100%"/>
      <style:paragraph-properties fo:margin-left="0cm" fo:margin-right="0cm" fo:line-height="100%" fo:text-indent="0cm"/>
      <style:text-properties style:font-name="FreeMono" fo:font-size="40pt" fo:language="en" fo:country="US" style:font-size-asian="36pt" style:font-size-complex="36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26.5pt"/>
    </style:style>
    <style:style style:name="MP13" style:family="paragraph">
      <style:paragraph-properties fo:margin-left="1.2cm" fo:margin-right="0cm" fo:margin-top="0.176cm" fo:margin-bottom="0cm" fo:text-indent="-0.6cm"/>
    </style:style>
    <style:style style:name="MP14" style:family="paragraph">
      <loext:graphic-properties draw:fill="none" draw:fill-color="#00cc99"/>
      <style:paragraph-properties fo:margin-left="1.2cm" fo:margin-right="0cm" fo:margin-top="0.176cm" fo:margin-bottom="0cm" fo:text-align="center" fo:text-indent="-0.6cm"/>
      <style:text-properties fo:color="#ad4251" loext:opacity="100%" style:font-name="Impact" fo:font-size="40pt" fo:language="en" fo:country="US" style:font-size-asian="32pt" style:font-size-complex="32pt"/>
    </style:style>
    <style:style style:name="MP15" style:family="paragraph">
      <style:paragraph-properties fo:text-align="end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7" style:family="paragraph">
      <style:paragraph-properties fo:text-align="end"/>
    </style:style>
    <style:style style:name="MP18" style:family="paragraph">
      <loext:graphic-properties draw:fill="none"/>
      <style:paragraph-properties fo:text-align="end"/>
    </style:style>
    <style:style style:name="MP19" style:family="paragraph">
      <loext:graphic-properties draw:fill="solid" draw:fill-color="#f9f1f2" draw:opacity="100%"/>
      <style:paragraph-properties fo:text-align="center"/>
    </style:style>
    <style:style style:name="MP20" style:family="paragraph">
      <loext:graphic-properties draw:fill="solid" draw:fill-color="#ad4251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font-name="Arial" fo:font-size="12pt" fo:font-weight="normal" style:font-weight-asian="normal" style:font-weight-complex="normal"/>
    </style:style>
    <style:style style:name="MT3" style:family="text">
      <style:text-properties fo:color="#ad4251" loext:opacity="100%" style:font-name="Impact" fo:font-size="40pt" fo:language="pt" fo:country="PT" style:font-size-asian="32pt" style:font-size-complex="32pt"/>
    </style:style>
    <style:style style:name="MT4" style:family="text">
      <style:text-properties fo:color="#ffffff" loext:opacity="100%" style:font-name="FreeSans" fo:font-size="14pt" fo:font-weight="bold" style:font-size-asian="14pt" style:font-weight-asian="bold" style:font-size-complex="14pt" style:font-weight-complex="bold"/>
    </style:style>
    <style:style style:name="MT5" style:family="text">
      <style:text-properties fo:color="#ffffff" loext:opacity="100%" fo:font-size="14pt" fo:language="en" fo:country="US" style:font-size-asian="14pt" style:language-asian="en" style:country-asian="US" style:font-size-complex="14pt" style:language-complex="en" style:country-complex="US"/>
    </style:style>
    <style:style style:name="MT6" style:family="text">
      <style:text-properties fo:color="#ffffff" loext:opacity="100%" style:font-name="FreeSans" fo:font-size="14pt" style:font-size-asian="14pt" style:font-size-complex="14pt"/>
    </style:style>
    <style:style style:name="MT7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rede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11.766cm" svg:height="14.78cm" svg:x="16.234cm" svg:y="5.73cm">
        <draw:image xlink:href="Pictures/100000000000016F000001CD044C9B7B.jpg" xlink:type="simple" xlink:show="embed" xlink:actuate="onLoad" draw:mime-type="image/jpeg">
          <text:p/>
        </draw:image>
      </draw:frame>
      <draw:frame draw:style-name="Mgr4" draw:text-style-name="MP5" draw:layer="backgroundobjects" svg:width="12.302cm" svg:height="14.962cm" svg:x="15.506cm" svg:y="5.548cm">
        <draw:image xlink:href="Pictures/100000000000030900000272A56B898D.png" xlink:type="simple" xlink:show="embed" xlink:actuate="onLoad" draw:mime-type="image/png">
          <text:p/>
        </draw:image>
      </draw:frame>
      <draw:frame presentation:style-name="Mpr1" draw:text-style-name="MP6" draw:layer="backgroundobjects" svg:width="17.835cm" svg:height="6cm" svg:x="5.639cm" svg:y="10.625cm" presentation:class="title" presentation:user-transformed="true">
        <draw:text-box draw:corner-radius="0.3cm">
          <text:p/>
        </draw:text-box>
      </draw:frame>
      <draw:frame presentation:style-name="redes-title" draw:layer="backgroundobjects" svg:width="17.795cm" svg:height="6cm" svg:x="5.656cm" svg:y="10.625cm" presentation:class="title" presentation:placeholder="true">
        <draw:text-box/>
      </draw:frame>
      <draw:frame presentation:style-name="redes-outline1" draw:layer="backgroundobjects" svg:width="17.795cm" svg:height="13.86cm" svg:x="5.318cm" svg:y="7.625cm" presentation:class="outline" presentation:placeholder="true">
        <draw:text-box/>
      </draw:frame>
      <draw:frame presentation:style-name="Mpr2" draw:text-style-name="MP8" draw:layer="backgroundobjects" svg:width="6.523cm" svg:height="0.323cm" svg:x="1.434cm" svg:y="20.5cm" presentation:class="date-time">
        <draw:text-box>
          <text:p text:style-name="MP7"><text:span text:style-name="MT1"><presentation:date-time/></text:span></text:p>
        </draw:text-box>
      </draw:frame>
      <draw:frame presentation:style-name="Mpr2" draw:text-style-name="MP10" draw:layer="backgroundobjects" svg:width="8.874cm" svg:height="0.323cm" svg:x="9.61cm" svg:y="20.5cm" presentation:class="footer">
        <draw:text-box>
          <text:p text:style-name="MP9"><text:span text:style-name="MT1"><presentation:footer/></text:span></text:p>
        </draw:text-box>
      </draw:frame>
      <draw:frame draw:style-name="Mgr5" draw:text-style-name="MP12" draw:layer="backgroundobjects" svg:width="4.295cm" svg:height="0.845cm" svg:x="23.693cm" svg:y="0.375cm">
        <draw:text-box>
          <text:p text:style-name="MP11"><text:span text:style-name="MT2">Version </text:span><text:span text:style-name="MT2"><text:date style:data-style-name="D1" text:date-value="2024-11-10">10/11/24</text:date></text:span></text:p>
        </draw:text-box>
      </draw:frame>
      <draw:frame presentation:style-name="Mpr3" draw:text-style-name="MP14" draw:layer="backgroundobjects" svg:width="23.756cm" svg:height="2.183cm" svg:x="2.337cm" svg:y="5.455cm">
        <draw:text-box>
          <text:p text:style-name="MP13"><text:span text:style-name="MT3">Sistemas Distribuidos</text:span></text:p>
        </draw:text-box>
      </draw:frame>
      <draw:frame draw:style-name="Mgr6" draw:text-style-name="MP5" draw:layer="backgroundobjects" svg:width="4.868cm" svg:height="3.222cm" svg:x="0.942cm" svg:y="0cm">
        <draw:image xlink:href="Pictures/10000001000001EC00000133DA942E3E.png" xlink:type="simple" xlink:show="embed" xlink:actuate="onLoad" draw:mime-type="image/png">
          <text:p/>
        </draw:image>
      </draw:frame>
      <draw:frame presentation:style-name="Mpr2" draw:text-style-name="MP16" draw:layer="backgroundobjects" svg:width="2.686cm" svg:height="0.573cm" svg:x="24.382cm" svg:y="20.25cm" presentation:class="page-number">
        <draw:text-box>
          <text:p text:style-name="MP15"><text:span text:style-name="MT1"><text:page-number>&lt;number&gt;</text:page-number></text:span></text:p>
        </draw:text-box>
      </draw:frame>
      <draw:frame presentation:style-name="Mpr4" draw:text-style-name="MP18" draw:layer="backgroundobjects" svg:width="3.47cm" svg:height="0.582cm" svg:x="23.557cm" svg:y="19.047cm">
        <draw:text-box>
          <text:p text:style-name="MP17"><text:span text:style-name="MT4"><text:page-number>&lt;number&gt;</text:page-number></text:span></text:p>
        </draw:text-box>
      </draw:frame>
      <presentation:notes style:page-layout-name="PM2">
        <draw:page-thumbnail presentation:style-name="redes-title" draw:layer="backgroundobjects" svg:width="15.749cm" svg:height="11.135cm" svg:x="2.625cm" svg:y="2.257cm" presentation:class="page"/>
        <draw:frame presentation:style-name="rede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2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6" draw:layer="backgroundobjects" svg:width="9.112cm" svg:height="1.484cm" svg:x="11.887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6" draw:text-style-name="MP8" draw:layer="backgroundobjects" svg:width="9.112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6" draw:layer="backgroundobjects" svg:width="9.112cm" svg:height="1.484cm" svg:x="11.887cm" svg:y="28.215cm" presentation:class="page-number">
          <draw:text-box>
            <text:p text:style-name="MP15"><text:span text:style-name="MT1"><text:page-number>&lt;number&gt;</text:page-number></text:span></text:p>
          </draw:text-box>
        </draw:frame>
      </presentation:notes>
    </style:master-page>
    <style:master-page style:name="slid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11.766cm" svg:height="14.78cm" svg:x="16.234cm" svg:y="5.73cm">
        <draw:image xlink:href="Pictures/100000000000016F000001CD044C9B7B.jpg" xlink:type="simple" xlink:show="embed" xlink:actuate="onLoad" draw:mime-type="image/jpeg">
          <text:p/>
        </draw:image>
      </draw:frame>
      <draw:frame draw:style-name="Mgr4" draw:text-style-name="MP5" draw:layer="backgroundobjects" svg:width="12.302cm" svg:height="14.962cm" svg:x="15.506cm" svg:y="5.548cm">
        <draw:image xlink:href="Pictures/100000000000030900000272A56B898D.png" xlink:type="simple" xlink:show="embed" xlink:actuate="onLoad" draw:mime-type="image/png">
          <text:p/>
        </draw:image>
      </draw:frame>
      <draw:custom-shape draw:style-name="Mgr7" draw:text-style-name="MP19" draw:layer="backgroundobjects" svg:width="22.815cm" svg:height="3.25cm" svg:x="5.185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26.126cm" svg:height="0.75cm" svg:x="0.942cm" svg:y="20.2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lide-title" draw:layer="backgroundobjects" svg:width="20.742cm" svg:height="3cm" svg:x="6.599cm" svg:y="0.125cm" presentation:class="title" presentation:placeholder="true">
        <draw:text-box/>
      </draw:frame>
      <draw:frame presentation:style-name="slide-outline1" draw:layer="backgroundobjects" svg:width="25.828cm" svg:height="15.988cm" svg:x="1.399cm" svg:y="3.813cm" presentation:class="outline" presentation:placeholder="true">
        <draw:text-box/>
      </draw:frame>
      <draw:frame presentation:style-name="Mpr7" draw:text-style-name="MP8" draw:layer="backgroundobjects" svg:width="6.523cm" svg:height="0.536cm" svg:x="1.399cm" svg:y="20.357cm" presentation:class="date-time">
        <draw:text-box>
          <text:p text:style-name="MP7"><text:span text:style-name="MT5"><presentation:date-time/></text:span></text:p>
        </draw:text-box>
      </draw:frame>
      <draw:frame presentation:style-name="Mpr7" draw:text-style-name="MP10" draw:layer="backgroundobjects" svg:width="16.144cm" svg:height="0.578cm" svg:x="7.085cm" svg:y="20.336cm" presentation:class="footer">
        <draw:text-box>
          <text:p text:style-name="MP9"><text:span text:style-name="MT6">Comunicación indirecta con Apache Kafka</text:span></text:p>
        </draw:text-box>
      </draw:frame>
      <draw:frame presentation:style-name="Mpr7" draw:text-style-name="MP16" draw:layer="backgroundobjects" svg:width="6.523cm" svg:height="0.578cm" svg:x="20.073cm" svg:y="20.336cm" presentation:class="page-number">
        <draw:text-box>
          <text:p text:style-name="MP15"><text:span text:style-name="MT4"><text:page-number>&lt;number&gt;</text:page-number></text:span></text:p>
        </draw:text-box>
      </draw:frame>
      <draw:frame draw:style-name="Mgr6" draw:text-style-name="MP5" draw:layer="backgroundobjects" svg:width="4.868cm" svg:height="3.222cm" svg:x="0.942cm" svg:y="0cm">
        <draw:image xlink:href="Pictures/10000001000001EC00000133DA942E3E.png" xlink:type="simple" xlink:show="embed" xlink:actuate="onLoad" draw:mime-type="image/png">
          <text:p/>
        </draw:image>
      </draw:frame>
      <presentation:notes style:page-layout-name="PM2">
        <office:forms form:automatic-focus="false" form:apply-design-mode="false"/>
        <draw:page-thumbnail presentation:style-name="slide-title" draw:layer="backgroundobjects" svg:width="13.586cm" svg:height="11.136cm" svg:x="3.705cm" svg:y="2.256cm" presentation:class="page"/>
        <draw:frame presentation:style-name="slide-notes" draw:layer="backgroundobjects" svg:width="16.799cm" svg:height="13.364cm" svg:x="2.1cm" svg:y="14.106cm" presentation:class="notes" presentation:placeholder="true">
          <draw:text-box/>
        </draw:frame>
        <draw:frame presentation:style-name="Mpr8" draw:text-style-name="MP8" draw:layer="backgroundobjects" svg:width="9.113cm" svg:height="1.484cm" svg:x="0.001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6" draw:layer="backgroundobjects" svg:width="9.113cm" svg:height="1.484cm" svg:x="11.886cm" svg:y="0cm" presentation:class="date-time">
          <draw:text-box>
            <text:p text:style-name="MP15"><text:span text:style-name="MT7"><presentation:date-time/></text:span></text:p>
          </draw:text-box>
        </draw:frame>
        <draw:frame presentation:style-name="Mpr9" draw:text-style-name="MP8" draw:layer="backgroundobjects" svg:width="9.113cm" svg:height="1.484cm" svg:x="0.001cm" svg:y="28.214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6" draw:layer="backgroundobjects" svg:width="9.113cm" svg:height="1.484cm" svg:x="11.886cm" svg:y="28.214cm" presentation:class="page-number">
          <draw:text-box>
            <text:p text:style-name="MP15"><text:span text:style-name="MT1"><text:page-number>&lt;number&gt;</text:page-number></text:span></text:p>
          </draw:text-box>
        </draw:frame>
      </presentation:notes>
    </style:master-page>
    <style:master-page style:name="slide_5f_" style:display-name="slide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11.766cm" svg:height="14.78cm" svg:x="16.234cm" svg:y="5.73cm">
        <draw:image xlink:href="Pictures/100000000000016F000001CD044C9B7B.jpg" xlink:type="simple" xlink:show="embed" xlink:actuate="onLoad" draw:mime-type="image/jpeg">
          <text:p/>
        </draw:image>
      </draw:frame>
      <draw:frame draw:style-name="Mgr4" draw:text-style-name="MP5" draw:layer="backgroundobjects" svg:width="12.302cm" svg:height="14.962cm" svg:x="15.506cm" svg:y="5.548cm">
        <draw:image xlink:href="Pictures/100000000000030900000272A56B898D.png" xlink:type="simple" xlink:show="embed" xlink:actuate="onLoad" draw:mime-type="image/png">
          <text:p/>
        </draw:image>
      </draw:frame>
      <draw:custom-shape draw:style-name="Mgr9" draw:text-style-name="MP19" draw:layer="backgroundobjects" svg:width="22.815cm" svg:height="3.25cm" svg:x="5.185cm" svg:y="0cm">
        <text:p/>
        <draw:enhanced-geometry svg:viewBox="0 0 21600 21600" draw:type="rectangle" draw:enhanced-path="M 0 0 L 21600 0 21600 21600 0 21600 0 0 Z N"/>
      </draw:custom-shape>
      <draw:custom-shape draw:style-name="Mgr10" draw:text-style-name="MP20" draw:layer="backgroundobjects" svg:width="26.126cm" svg:height="0.75cm" svg:x="0.942cm" svg:y="20.2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lide_5f_-title" draw:layer="backgroundobjects" svg:width="20.742cm" svg:height="3cm" svg:x="6.599cm" svg:y="0.125cm" presentation:class="title" presentation:placeholder="true">
        <draw:text-box/>
      </draw:frame>
      <draw:frame presentation:style-name="slide_5f_-outline1" draw:layer="backgroundobjects" svg:width="25.828cm" svg:height="15.988cm" svg:x="1.399cm" svg:y="3.813cm" presentation:class="outline" presentation:placeholder="true">
        <draw:text-box/>
      </draw:frame>
      <draw:frame presentation:style-name="Mpr10" draw:text-style-name="MP8" draw:layer="backgroundobjects" svg:width="6.523cm" svg:height="0.536cm" svg:x="1.399cm" svg:y="20.357cm" presentation:class="date-time">
        <draw:text-box>
          <text:p text:style-name="MP7"><text:span text:style-name="MT5"><presentation:date-time/></text:span></text:p>
        </draw:text-box>
      </draw:frame>
      <draw:frame presentation:style-name="Mpr10" draw:text-style-name="MP10" draw:layer="backgroundobjects" svg:width="16.144cm" svg:height="0.578cm" svg:x="7.085cm" svg:y="20.336cm" presentation:class="footer">
        <draw:text-box>
          <text:p text:style-name="MP9"><text:span text:style-name="MT6">Comunicación indirecta con Apache Kafka</text:span></text:p>
        </draw:text-box>
      </draw:frame>
      <draw:frame presentation:style-name="Mpr10" draw:text-style-name="MP16" draw:layer="backgroundobjects" svg:width="6.523cm" svg:height="0.578cm" svg:x="20.073cm" svg:y="20.336cm" presentation:class="page-number">
        <draw:text-box>
          <text:p text:style-name="MP15"><text:span text:style-name="MT4"><text:page-number>&lt;number&gt;</text:page-number></text:span></text:p>
        </draw:text-box>
      </draw:frame>
      <draw:frame draw:style-name="Mgr6" draw:text-style-name="MP5" draw:layer="backgroundobjects" svg:width="4.868cm" svg:height="3.222cm" svg:x="0.942cm" svg:y="0cm">
        <draw:image xlink:href="Pictures/10000001000001EC00000133DA942E3E.png" xlink:type="simple" xlink:show="embed" xlink:actuate="onLoad" draw:mime-type="image/png">
          <text:p/>
        </draw:image>
      </draw:frame>
      <presentation:notes style:page-layout-name="PM2">
        <office:forms form:automatic-focus="false" form:apply-design-mode="false"/>
        <draw:page-thumbnail presentation:style-name="slide_5f_-title" draw:layer="backgroundobjects" svg:width="13.586cm" svg:height="11.136cm" svg:x="3.705cm" svg:y="2.256cm" presentation:class="page"/>
        <draw:frame presentation:style-name="slide_5f_-notes" draw:layer="backgroundobjects" svg:width="16.799cm" svg:height="13.364cm" svg:x="2.1cm" svg:y="14.106cm" presentation:class="notes" presentation:placeholder="true">
          <draw:text-box/>
        </draw:frame>
        <draw:frame presentation:style-name="Mpr11" draw:text-style-name="MP8" draw:layer="backgroundobjects" svg:width="9.113cm" svg:height="1.484cm" svg:x="0.001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1" draw:text-style-name="MP16" draw:layer="backgroundobjects" svg:width="9.113cm" svg:height="1.484cm" svg:x="11.886cm" svg:y="0cm" presentation:class="date-time">
          <draw:text-box>
            <text:p text:style-name="MP15"><text:span text:style-name="MT7"><presentation:date-time/></text:span></text:p>
          </draw:text-box>
        </draw:frame>
        <draw:frame presentation:style-name="Mpr12" draw:text-style-name="MP8" draw:layer="backgroundobjects" svg:width="9.113cm" svg:height="1.484cm" svg:x="0.001cm" svg:y="28.214cm" presentation:class="footer">
          <draw:text-box>
            <text:p text:style-name="MP7"><text:span text:style-name="MT1"><presentation:footer/></text:span></text:p>
          </draw:text-box>
        </draw:frame>
        <draw:frame presentation:style-name="Mpr12" draw:text-style-name="MP16" draw:layer="backgroundobjects" svg:width="9.113cm" svg:height="1.484cm" svg:x="11.886cm" svg:y="28.214cm" presentation:class="page-number">
          <draw:text-box>
            <text:p text:style-name="MP1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  <meta:initial-creator>Francisco Moya</meta:initial-creator>
    <meta:creation-date>2009-01-31T20:24:29</meta:creation-date>
    <dc:date>2024-11-10T17:20:21.113562092</dc:date>
    <meta:printed-by>Maria Romero</meta:printed-by>
    <meta:print-date>2009-02-02T21:34:04</meta:print-date>
    <meta:editing-cycles>284</meta:editing-cycles>
    <meta:editing-duration>P6DT14H14M35S</meta:editing-duration>
    <meta:document-statistic meta:object-count="131"/>
    <meta:user-defined meta:name="Información 1"/>
    <meta:user-defined meta:name="Información 2"/>
    <meta:user-defined meta:name="Información 3"/>
    <meta:user-defined meta:name="Información 4"/>
  </office:meta>
</office:document-meta>
</file>

<file path=Settings/ColorTable.xml><?xml version="1.0" encoding="utf-8"?>
<ooo:color-table xmlns:loext="urn:org:documentfoundation:names:experimental:office:xmlns:loext:1.0" xmlns:svg="http://www.w3.org/2000/svg" xmlns:draw="urn:oasis:names:tc:opendocument:xmlns:drawing:1.0" xmlns:office="urn:oasis:names:tc:opendocument:xmlns:office:1.0" xmlns:xlink="http://www.w3.org/1999/xlink" xmlns:ooo="http://openoffice.org/2004/office">
  <draw:color draw:name="Black" draw:color="#000000"/>
  <draw:color draw:name="Blue" draw:color="#000080"/>
  <draw:color draw:name="Green" draw:color="#008000"/>
  <draw:color draw:name="Turquoise" draw:color="#008080"/>
  <draw:color draw:name="Red" draw:color="#800000"/>
  <draw:color draw:name="Magenta" draw:color="#800080"/>
  <draw:color draw:name="Brown" draw:color="#808000"/>
  <draw:color draw:name="Gray" draw:color="#808080"/>
  <draw:color draw:name="Gray claro" draw:color="#c0c0c0"/>
  <draw:color draw:name="Blue claro" draw:color="#0000ff"/>
  <draw:color draw:name="Green claro" draw:color="#00ff00"/>
  <draw:color draw:name="Turquoise claro" draw:color="#00ffff"/>
  <draw:color draw:name="Red claro" draw:color="#ff0000"/>
  <draw:color draw:name="Magenta claro" draw:color="#ff00ff"/>
  <draw:color draw:name="Yellow" draw:color="#ffff00"/>
  <draw:color draw:name="White" draw:color="#ffffff"/>
  <draw:color draw:name="Gray 80%" draw:color="#333333"/>
  <draw:color draw:name="Gray 70%" draw:color="#4c4c4c"/>
  <draw:color draw:name="Gray 60%" draw:color="#666666"/>
  <draw:color draw:name="Gray 40%" draw:color="#999999"/>
  <draw:color draw:name="Gray 30%" draw:color="#b3b3b3"/>
  <draw:color draw:name="Gray 20%" draw:color="#cccccc"/>
  <draw:color draw:name="Gray 10%" draw:color="#e6e6e6"/>
  <draw:color draw:name="Blue gray" draw:color="#e6e6ff"/>
  <draw:color draw:name="Red 1" draw:color="#ff3366"/>
  <draw:color draw:name="Red 2" draw:color="#dc2300"/>
  <draw:color draw:name="Red 3" draw:color="#b84700"/>
  <draw:color draw:name="Red 4" draw:color="#ff3333"/>
  <draw:color draw:name="Red 5" draw:color="#eb613d"/>
  <draw:color draw:name="Red 6" draw:color="#b84747"/>
  <draw:color draw:name="Red 7" draw:color="#b80047"/>
  <draw:color draw:name="Red 8" draw:color="#99284c"/>
  <draw:color draw:name="Magenta 1" draw:color="#94006b"/>
  <draw:color draw:name="Magenta 2" draw:color="#94476b"/>
  <draw:color draw:name="Magenta 3" draw:color="#944794"/>
  <draw:color draw:name="Magenta 4" draw:color="#9966cc"/>
  <draw:color draw:name="Magenta 5" draw:color="#6b4794"/>
  <draw:color draw:name="Magenta 6" draw:color="#6b2394"/>
  <draw:color draw:name="Magenta 7" draw:color="#6b0094"/>
  <draw:color draw:name="Magenta 8" draw:color="#5e11a6"/>
  <draw:color draw:name="Blue 1" draw:color="#280099"/>
  <draw:color draw:name="Blue 2" draw:color="#4700b8"/>
  <draw:color draw:name="Blue 3" draw:color="#2300dc"/>
  <draw:color draw:name="Blue 4" draw:color="#2323dc"/>
  <draw:color draw:name="Blue 5" draw:color="#0047ff"/>
  <draw:color draw:name="Blue 6" draw:color="#0099ff"/>
  <draw:color draw:name="Blue 7" draw:color="#00b8ff"/>
  <draw:color draw:name="Blue 8" draw:color="#99ccff"/>
  <draw:color draw:name="Turquoise 1" draw:color="#00dcff"/>
  <draw:color draw:name="Turquoise 2" draw:color="#00cccc"/>
  <draw:color draw:name="Turquoise 3" draw:color="#23b8dc"/>
  <draw:color draw:name="Turquoise 4" draw:color="#47b8b8"/>
  <draw:color draw:name="Turquoise 5" draw:color="#33a3a3"/>
  <draw:color draw:name="Turquoise 6" draw:color="#198a8a"/>
  <draw:color draw:name="Turquoise 7" draw:color="#006b6b"/>
  <draw:color draw:name="Turquoise 8" draw:color="#004a4a"/>
  <draw:color draw:name="Green 1" draw:color="#355e00"/>
  <draw:color draw:name="Green 2" draw:color="#5c8526"/>
  <draw:color draw:name="Green 3" draw:color="#7da647"/>
  <draw:color draw:name="Green 4" draw:color="#94bd5e"/>
  <draw:color draw:name="Green 5" draw:color="#00ae00"/>
  <draw:color draw:name="Green 6" draw:color="#33cc66"/>
  <draw:color draw:name="Green 7" draw:color="#3deb3d"/>
  <draw:color draw:name="Green 8" draw:color="#23ff23"/>
  <draw:color draw:name="Yellow 1" draw:color="#e6ff00"/>
  <draw:color draw:name="Yellow 2" draw:color="#ffff99"/>
  <draw:color draw:name="Yellow 3" draw:color="#ffff66"/>
  <draw:color draw:name="Yellow 4" draw:color="#e6e64c"/>
  <draw:color draw:name="Yellow 5" draw:color="#cccc00"/>
  <draw:color draw:name="Yellow 6" draw:color="#b3b300"/>
  <draw:color draw:name="Yellow 7" draw:color="#808019"/>
  <draw:color draw:name="Yellow 8" draw:color="#666600"/>
  <draw:color draw:name="Brown 1" draw:color="#4c1900"/>
  <draw:color draw:name="Brown 2" draw:color="#663300"/>
  <draw:color draw:name="Brown 3" draw:color="#804c19"/>
  <draw:color draw:name="Brown 4" draw:color="#996633"/>
  <draw:color draw:name="Orange 1" draw:color="#cc6633"/>
  <draw:color draw:name="Orange 2" draw:color="#ff6633"/>
  <draw:color draw:name="Orange 3" draw:color="#ff9966"/>
  <draw:color draw:name="Orange 4" draw:color="#ffcc99"/>
  <draw:color draw:name="Violet" draw:color="#9999ff"/>
  <draw:color draw:name="Bordeaux" draw:color="#993366"/>
  <draw:color draw:name="Yellow pastel" draw:color="#ffffcc"/>
  <draw:color draw:name="Green pastel" draw:color="#ccffff"/>
  <draw:color draw:name="Violet oscuro" draw:color="#660066"/>
  <draw:color draw:name="Salmon" draw:color="#ff8080"/>
  <draw:color draw:name="Blue marino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uclm-1" draw:color="#ad4251"/>
  <draw:color draw:name="uclm-2" draw:color="#eed9dc"/>
  <draw:color draw:name="uclm-3" draw:color="#f9f1f2"/>
</ooo:color-table>
</file>